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In this app I Iimplemented the introduction of players with the help of an indexer.</text:p>
      <text:p text:style-name="P1"/>
      <text:p text:style-name="P1">Input</text:p>
      <text:p text:style-name="P1">&gt;&gt;&gt; count (football player amount);</text:p>
      <text:p text:style-name="P1">&gt;&gt;&gt; name (football player name);</text:p>
      <text:p text:style-name="P1">&gt;&gt;&gt; number (football player number);</text:p>
      <text:p text:style-name="P1"/>
      <text:p text:style-name="P1">Output</text:p>
      <text:p text:style-name="P1">&gt;&gt;&gt; name - number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2</meta:generator>
  </office:meta>
</office:document-meta>
</file>